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Título2" style:master-page-name="MP0" style:list-style-name="WW_OutlineListStyle" style:family="paragraph">
      <style:paragraph-properties fo:break-before="page"/>
    </style:style>
    <style:style style:name="P23" style:parent-style-name="Normal" style:family="paragraph">
      <style:paragraph-properties fo:text-align="justify"/>
      <style:text-properties style:font-name="Arial" style:font-name-complex="Arial" style:text-position="sub 66.6%"/>
    </style:style>
    <style:style style:name="P24" style:parent-style-name="Normal" style:family="paragraph">
      <style:paragraph-properties fo:text-align="justify"/>
      <style:text-properties style:font-name="Arial" style:font-name-complex="Arial"/>
    </style:style>
    <style:style style:name="P25" style:parent-style-name="Normal" style:family="paragraph">
      <style:paragraph-properties fo:text-align="justify"/>
      <style:text-properties style:font-name="Arial" style:font-name-complex="Arial"/>
    </style:style>
    <style:style style:name="P26" style:parent-style-name="Normal" style:family="paragraph">
      <style:paragraph-properties fo:text-align="justify"/>
      <style:text-properties style:font-name="Arial" style:font-name-complex="Arial"/>
    </style:style>
    <style:style style:name="P27" style:parent-style-name="Normal" style:family="paragraph">
      <style:paragraph-properties fo:text-align="justify"/>
      <style:text-properties style:font-name="Arial" style:font-name-complex="Arial"/>
    </style:style>
    <style:style style:name="P28" style:parent-style-name="Normal" style:family="paragraph">
      <style:paragraph-properties fo:text-align="justify"/>
      <style:text-properties style:font-name="Arial" style:font-name-complex="Arial"/>
    </style:style>
    <style:style style:name="P29" style:parent-style-name="Normal" style:family="paragraph">
      <style:paragraph-properties fo:text-align="justify"/>
      <style:text-properties style:font-name="Arial" style:font-name-complex="Arial"/>
    </style:style>
    <style:style style:name="P30" style:parent-style-name="Normal" style:family="paragraph">
      <style:paragraph-properties fo:text-align="justify"/>
      <style:text-properties style:font-name="Arial" style:font-name-complex="Arial"/>
    </style:style>
    <style:style style:name="P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" style:parent-style-name="Normal" style:family="paragraph">
      <style:paragraph-properties fo:text-align="justify"/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39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0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1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style:font-name="Arial" style:font-name-complex="Arial"/>
    </style:style>
    <style:style style:name="P43" style:parent-style-name="Normal" style:family="paragraph">
      <style:paragraph-properties fo:text-align="justify"/>
      <style:text-properties style:font-name="Arial" style:font-name-complex="Arial"/>
    </style:style>
    <style:style style:name="P44" style:parent-style-name="Normal" style:family="paragraph">
      <style:paragraph-properties fo:text-align="justify"/>
      <style:text-properties style:font-name="Arial" style:font-name-complex="Arial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  <style:text-properties style:font-name="Arial" style:font-name-complex="Arial"/>
    </style:style>
    <style:style style:name="P47" style:parent-style-name="Normal" style:family="paragraph">
      <style:paragraph-properties fo:text-align="center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T52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62" style:parent-style-name="Normal" style:family="paragraph">
      <style:paragraph-properties fo:text-align="center"/>
    </style:style>
    <style:style style:name="T63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64" style:parent-style-name="Normal" style:family="paragraph">
      <style:paragraph-properties fo:break-before="page" fo:text-align="center"/>
    </style:style>
    <style:style style:name="P65" style:parent-style-name="Normal" style:family="paragraph">
      <style:paragraph-properties fo:text-align="center"/>
    </style:style>
    <style:style style:name="T6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67" style:parent-style-name="Textbody" style:family="paragraph">
      <style:paragraph-properties fo:text-align="start"/>
    </style:style>
    <style:style style:name="T68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T69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T70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P71" style:parent-style-name="Normal" style:family="paragraph">
      <style:paragraph-properties fo:break-before="page" fo:text-align="center"/>
    </style:style>
    <style:style style:name="T72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73" style:parent-style-name="Textbody" style:family="paragraph">
      <style:paragraph-properties fo:text-align="start"/>
    </style:style>
    <style:style style:name="T74" style:parent-style-name="Fuentedepárrafopredeter." style:family="text">
      <style:text-properties style:font-name-asian="Arial, Arial" style:font-name-complex="Arial, Arial" fo:color="#FF0000"/>
    </style:style>
    <style:style style:name="P75" style:parent-style-name="Normal" style:family="paragraph">
      <style:paragraph-properties fo:break-before="page" fo:text-align="center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77" style:parent-style-name="Normal" style:family="paragraph">
      <style:paragraph-properties fo:text-align="center"/>
    </style:style>
    <style:style style:name="T7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79" style:parent-style-name="Normal" style:family="paragraph">
      <style:paragraph-properties fo:text-align="center"/>
    </style:style>
    <style:style style:name="P80" style:parent-style-name="Textbody" style:family="paragraph">
      <style:paragraph-properties fo:text-align="start"/>
    </style:style>
    <style:style style:name="P81" style:parent-style-name="Textbody" style:list-style-name="LFO16" style:family="paragraph">
      <style:paragraph-properties fo:text-align="start"/>
    </style:style>
    <style:style style:name="P82" style:parent-style-name="Textbody" style:list-style-name="LFO16" style:family="paragraph">
      <style:paragraph-properties fo:text-align="start"/>
    </style:style>
    <style:style style:name="P83" style:parent-style-name="Textbody" style:list-style-name="LFO16" style:family="paragraph">
      <style:paragraph-properties fo:text-align="start"/>
    </style:style>
    <style:style style:name="P84" style:parent-style-name="Textbody" style:list-style-name="LFO16" style:family="paragraph">
      <style:paragraph-properties fo:text-align="start"/>
    </style:style>
    <style:style style:name="P85" style:parent-style-name="Normal" style:family="paragraph">
      <style:paragraph-properties fo:break-before="page" fo:text-align="center"/>
      <style:text-properties style:font-name="Arial, Arial" style:font-name-asian="Arial, Arial" style:font-name-complex="Arial, Arial" fo:color="#000000"/>
    </style:style>
    <style:style style:name="P86" style:parent-style-name="Normal" style:family="paragraph">
      <style:paragraph-properties fo:text-align="center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8" style:parent-style-name="Textbody" style:family="paragraph">
      <style:paragraph-properties fo:text-align="start" fo:text-indent="-0.25in"/>
    </style:style>
    <style:style style:name="T89" style:parent-style-name="Fuentedepárrafopredeter." style:family="text">
      <style:text-properties style:font-name-asian="Arial, Arial" style:font-name-complex="Arial, Arial" fo:color="#FF0000"/>
    </style:style>
    <style:style style:name="T90" style:parent-style-name="Fuentedepárrafopredeter." style:family="text">
      <style:text-properties style:font-name-asian="Arial, Arial" style:font-name-complex="Arial, Arial"/>
    </style:style>
    <style:style style:name="P91" style:parent-style-name="Textbody" style:family="paragraph">
      <style:paragraph-properties fo:text-align="start"/>
    </style:style>
    <style:style style:name="P92" style:parent-style-name="ContentsHeading" style:family="paragraph">
      <style:paragraph-properties fo:break-before="page">
        <style:tab-stops>
          <style:tab-stop style:type="right" style:position="2.9527in"/>
          <style:tab-stop style:type="right" style:position="5.9055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94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95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96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97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98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99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00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P101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P102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P103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P104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05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06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07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108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09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10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11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12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113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114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P115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P116" style:parent-style-name="ContentsHeading" style:family="paragraph">
      <style:paragraph-properties fo:break-before="page"/>
    </style:style>
    <style:style style:name="T117" style:parent-style-name="Fuentedepárrafopredeter." style:family="text">
      <style:text-properties style:font-name="Arial, Arial" style:font-name-asian="Arial, Arial" style:font-name-complex="Arial, Arial"/>
    </style:style>
    <style:style style:name="T118" style:parent-style-name="Fuentedepárrafopredeter." style:family="text">
      <style:text-properties style:font-name="Arial, Arial" style:font-name-asian="Arial, Arial" style:font-name-complex="Arial, Arial" fo:font-weight="bold" style:font-weight-asian="bold" style:font-weight-complex="bold"/>
    </style:style>
    <style:style style:name="T119" style:parent-style-name="Fuentedepárrafopredeter." style:family="text">
      <style:text-properties style:font-name="Arial, Arial" style:font-name-asian="Arial, Arial" style:font-name-complex="Arial, Arial"/>
    </style:style>
    <style:style style:name="T120" style:parent-style-name="Fuentedepárrafopredeter." style:family="text">
      <style:text-properties style:font-name="Arial, Arial" style:font-name-asian="Arial, Arial" style:font-name-complex="Arial, Arial" fo:color="#FF0000"/>
    </style:style>
    <style:style style:name="T121" style:parent-style-name="Fuentedepárrafopredeter." style:family="text">
      <style:text-properties style:font-name="Arial, Arial" style:font-name-asian="Arial, Arial" style:font-name-complex="Arial, Arial"/>
    </style:style>
    <style:style style:name="T122" style:parent-style-name="Fuentedepárrafopredeter." style:family="text">
      <style:text-properties style:font-name="Arial, Arial" style:font-name-asian="Arial, Arial" style:font-name-complex="Arial, Arial"/>
    </style:style>
    <style:style style:name="P123" style:parent-style-name="Textbody" style:family="paragraph">
      <style:text-properties style:font-name="Arial, Arial" style:font-name-asian="Arial, Arial" style:font-name-complex="Arial, Arial"/>
    </style:style>
    <style:style style:name="P124" style:parent-style-name="Textbody" style:list-style-name="LFO17" style:family="paragraph">
      <style:paragraph-properties fo:text-align="start"/>
    </style:style>
    <style:style style:name="P125" style:parent-style-name="Textbody" style:list-style-name="LFO16" style:family="paragraph">
      <style:paragraph-properties fo:text-align="start"/>
    </style:style>
    <style:style style:name="P126" style:parent-style-name="Textbody" style:family="paragraph">
      <style:text-properties fo:color="#FF0000"/>
    </style:style>
    <style:style style:name="P127" style:parent-style-name="Textbody" style:family="paragraph">
      <style:text-properties fo:color="#FF0000"/>
    </style:style>
    <style:style style:name="P128" style:parent-style-name="Textbody" style:family="paragraph">
      <style:text-properties fo:color="#FF0000"/>
    </style:style>
    <style:style style:name="T129" style:parent-style-name="Fuentedepárrafopredeter." style:family="text">
      <style:text-properties fo:color="#FF0000"/>
    </style:style>
    <style:style style:name="T130" style:parent-style-name="Fuentedepárrafopredeter." style:family="text">
      <style:text-properties fo:font-weight="bold" style:font-weight-asian="bold" style:font-weight-complex="bold" fo:color="#FF0000"/>
    </style:style>
    <style:style style:name="T131" style:parent-style-name="Fuentedepárrafopredeter." style:family="text">
      <style:text-properties fo:color="#FF0000"/>
    </style:style>
    <style:style style:name="T132" style:parent-style-name="Fuentedepárrafopredeter." style:family="text">
      <style:text-properties fo:font-weight="bold" style:font-weight-asian="bold" style:font-weight-complex="bold" fo:color="#FF0000"/>
    </style:style>
    <style:style style:name="T133" style:parent-style-name="Fuentedepárrafopredeter." style:family="text">
      <style:text-properties fo:color="#FF0000"/>
    </style:style>
    <style:style style:name="T134" style:parent-style-name="Fuentedepárrafopredeter." style:family="text">
      <style:text-properties fo:color="#FF0000"/>
    </style:style>
    <style:style style:name="T135" style:parent-style-name="Fuentedepárrafopredeter." style:family="text">
      <style:text-properties fo:font-weight="bold" style:font-weight-asian="bold" style:font-weight-complex="bold" fo:color="#FF0000"/>
    </style:style>
    <style:style style:name="T136" style:parent-style-name="Fuentedepárrafopredeter." style:family="text">
      <style:text-properties fo:color="#FF0000"/>
    </style:style>
    <style:style style:name="T137" style:parent-style-name="Fuentedepárrafopredeter." style:family="text">
      <style:text-properties fo:color="#FF0000"/>
    </style:style>
    <style:style style:name="P138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39" style:parent-style-name="Textbody" style:list-style-name="LFO18" style:family="paragraph">
      <style:paragraph-properties fo:margin-left="0.4916in" fo:text-indent="-0.25in">
        <style:tab-stops/>
      </style:paragraph-properties>
    </style:style>
    <style:style style:name="T140" style:parent-style-name="Fuentedepárrafopredeter." style:family="text">
      <style:text-properties fo:font-weight="bold" style:font-weight-asian="bold" style:font-weight-complex="bold" fo:color="#FF0000"/>
    </style:style>
    <style:style style:name="T141" style:parent-style-name="Fuentedepárrafopredeter." style:family="text">
      <style:text-properties fo:color="#FF0000"/>
    </style:style>
    <style:style style:name="T142" style:parent-style-name="Fuentedepárrafopredeter." style:family="text">
      <style:text-properties fo:color="#FF0000"/>
    </style:style>
    <style:style style:name="P143" style:parent-style-name="Textbody" style:list-style-name="LFO19" style:family="paragraph">
      <style:paragraph-properties fo:margin-left="0.4916in" fo:text-indent="-0.25in">
        <style:tab-stops/>
      </style:paragraph-properties>
    </style:style>
    <style:style style:name="T144" style:parent-style-name="Fuentedepárrafopredeter." style:family="text">
      <style:text-properties fo:color="#FF0000"/>
    </style:style>
    <style:style style:name="T145" style:parent-style-name="Fuentedepárrafopredeter." style:family="text">
      <style:text-properties fo:font-weight="bold" style:font-weight-asian="bold" style:font-weight-complex="bold" fo:color="#FF0000"/>
    </style:style>
    <style:style style:name="T146" style:parent-style-name="Fuentedepárrafopredeter." style:family="text">
      <style:text-properties fo:color="#FF0000"/>
    </style:style>
    <style:style style:name="P147" style:parent-style-name="Textbody" style:list-style-name="LFO19" style:family="paragraph">
      <style:paragraph-properties fo:margin-left="0.4916in" fo:text-indent="-0.25in">
        <style:tab-stops/>
      </style:paragraph-properties>
    </style:style>
    <style:style style:name="T148" style:parent-style-name="Fuentedepárrafopredeter." style:family="text">
      <style:text-properties fo:color="#FF0000"/>
    </style:style>
    <style:style style:name="T149" style:parent-style-name="Fuentedepárrafopredeter." style:family="text">
      <style:text-properties fo:font-weight="bold" style:font-weight-asian="bold" style:font-weight-complex="bold" fo:color="#FF0000"/>
    </style:style>
    <style:style style:name="T150" style:parent-style-name="Fuentedepárrafopredeter." style:family="text">
      <style:text-properties fo:color="#FF0000"/>
    </style:style>
    <style:style style:name="T151" style:parent-style-name="Fuentedepárrafopredeter." style:family="text">
      <style:text-properties fo:color="#FF0000"/>
    </style:style>
    <style:style style:name="P152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153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4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5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6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7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8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9" style:parent-style-name="Textbody" style:family="paragraph">
      <style:paragraph-properties fo:margin-left="0.9833in" fo:text-indent="-0.25in">
        <style:tab-stops/>
      </style:paragraph-properties>
      <style:text-properties style:font-name-asian="Arial, Arial" style:font-name-complex="Arial, Arial" fo:color="#00AE00"/>
    </style:style>
    <style:style style:name="P160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61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162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3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4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5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6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7" style:parent-style-name="Textbody" style:family="paragraph">
      <style:paragraph-properties fo:margin-left="0.4916in">
        <style:tab-stops/>
      </style:paragraph-properties>
      <style:text-properties fo:color="#FF0000"/>
    </style:style>
    <style:style style:name="P168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69" style:parent-style-name="Textbody" style:family="paragraph">
      <style:text-properties style:font-name-asian="Arial, Arial" style:font-name-complex="Arial, Arial" fo:color="#FF0000"/>
    </style:style>
    <style:style style:name="P170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71" style:parent-style-name="Textbody" style:family="paragraph">
      <style:text-properties style:font-name-asian="Arial, Arial" style:font-name-complex="Arial, Arial" fo:color="#FF0000"/>
    </style:style>
    <style:style style:name="P172" style:parent-style-name="Textbody" style:family="paragraph">
      <style:text-properties style:font-name-asian="Arial, Arial" style:font-name-complex="Arial, Arial" fo:color="#FF0000"/>
    </style:style>
    <style:style style:name="P173" style:parent-style-name="Textbody" style:list-style-name="LFO20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4" style:parent-style-name="Textbody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5" style:parent-style-name="Textbody" style:list-style-name="LFO21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6" style:parent-style-name="Textbody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7" style:parent-style-name="Textbody" style:family="paragraph">
      <style:paragraph-properties fo:margin-left="0.4916in">
        <style:tab-stops/>
      </style:paragraph-properties>
      <style:text-properties style:font-name-asian="Arial, Arial" style:font-name-complex="Arial, Arial" fo:color="#FF0000"/>
    </style:style>
    <style:style style:name="P178" style:parent-style-name="Textbody" style:family="paragraph">
      <style:paragraph-properties fo:margin-left="0.4916in">
        <style:tab-stops/>
      </style:paragraph-properties>
      <style:text-properties style:font-name-asian="Arial, Arial" style:font-name-complex="Arial, Arial" fo:color="#FF0000"/>
    </style:style>
    <style:style style:name="P179" style:parent-style-name="Textbody" style:family="paragraph">
      <style:text-properties style:font-name-asian="Arial, Arial" style:font-name-complex="Arial, Arial" fo:color="#FF0000"/>
    </style:style>
    <style:style style:name="T180" style:parent-style-name="Fuentedepárrafopredeter." style:family="text">
      <style:text-properties style:font-name-asian="Arial, Arial" style:font-name-complex="Arial, Arial" fo:color="#FF0000"/>
    </style:style>
    <style:style style:name="T181" style:parent-style-name="Fuentedepárrafopredeter." style:family="text">
      <style:text-properties style:font-name-asian="Arial, Arial" style:font-name-complex="Arial, Arial" fo:font-weight="bold" style:font-weight-asian="bold" style:font-weight-complex="bold" fo:color="#FF0000"/>
    </style:style>
    <style:style style:name="T182" style:parent-style-name="Fuentedepárrafopredeter." style:family="text">
      <style:text-properties style:font-name-asian="Arial, Arial" style:font-name-complex="Arial, Arial" fo:color="#FF0000"/>
    </style:style>
    <style:style style:name="T183" style:parent-style-name="Fuentedepárrafopredeter." style:family="text">
      <style:text-properties style:font-name-asian="Arial, Arial" style:font-name-complex="Arial, Arial" fo:color="#FF0000"/>
    </style:style>
    <style:style style:name="P184" style:parent-style-name="Textbody" style:family="paragraph">
      <style:text-properties style:font-name-asian="Arial, Arial" style:font-name-complex="Arial, Arial" fo:color="#FF0000"/>
    </style:style>
    <style:style style:name="P185" style:parent-style-name="Textbody" style:family="paragraph">
      <style:text-properties style:font-name-asian="Arial, Arial" style:font-name-complex="Arial, Arial" fo:color="#FF0000"/>
    </style:style>
    <style:style style:name="P186" style:parent-style-name="Textbody" style:family="paragraph">
      <style:text-properties style:font-name-asian="Arial, Arial" style:font-name-complex="Arial, Arial" fo:color="#FF0000"/>
    </style:style>
    <style:style style:name="P187" style:parent-style-name="Textbody" style:family="paragraph">
      <style:text-properties style:font-name-asian="Arial, Arial" style:font-name-complex="Arial, Arial" fo:color="#FF0000"/>
    </style:style>
    <style:style style:name="P188" style:parent-style-name="Textbody" style:family="paragraph">
      <style:text-properties style:font-name-asian="Arial, Arial" style:font-name-complex="Arial, Arial" fo:color="#FF0000"/>
    </style:style>
    <style:style style:name="P189" style:parent-style-name="Textbody" style:family="paragraph">
      <style:text-properties style:font-name-asian="Arial, Arial" style:font-name-complex="Arial, Arial" fo:color="#FF0000"/>
    </style:style>
    <style:style style:name="P190" style:parent-style-name="Textbody" style:list-style-name="LFO22" style:family="paragraph">
      <style:text-properties style:font-name-asian="Arial, Arial" style:font-name-complex="Arial, Arial" fo:color="#FF0000"/>
    </style:style>
    <style:style style:name="P191" style:parent-style-name="Textbody" style:list-style-name="LFO22" style:family="paragraph">
      <style:text-properties style:font-name-asian="Arial, Arial" style:font-name-complex="Arial, Arial" fo:color="#FF0000"/>
    </style:style>
    <style:style style:name="P192" style:parent-style-name="Textbody" style:family="paragraph">
      <style:text-properties style:font-name-asian="Arial, Arial" style:font-name-complex="Arial, Arial" fo:color="#FF0000"/>
    </style:style>
    <style:style style:name="P193" style:parent-style-name="Textbody" style:list-style-name="LFO22" style:family="paragraph">
      <style:text-properties style:font-name-asian="Arial, Arial" style:font-name-complex="Arial, Arial" fo:color="#FF0000"/>
    </style:style>
    <style:style style:name="P194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195" style:parent-style-name="Textbody" style:list-style-name="LFO22" style:family="paragraph">
      <style:text-properties style:font-name-asian="Arial, Arial" style:font-name-complex="Arial, Arial" fo:color="#FF0000"/>
    </style:style>
    <style:style style:name="P196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197" style:parent-style-name="Textbody" style:list-style-name="LFO22" style:family="paragraph">
      <style:text-properties style:font-name-asian="Arial, Arial" style:font-name-complex="Arial, Arial" fo:color="#FF0000"/>
    </style:style>
    <style:style style:name="P198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199" style:parent-style-name="Textbody" style:list-style-name="LFO22" style:family="paragraph">
      <style:text-properties style:font-name-asian="Arial, Arial" style:font-name-complex="Arial, Arial" fo:color="#FF0000"/>
    </style:style>
    <style:style style:name="P200" style:parent-style-name="Textbody" style:family="paragraph">
      <style:text-properties style:font-name-asian="Arial, Arial" style:font-name-complex="Arial, Arial" fo:color="#FF0000"/>
    </style:style>
    <style:style style:name="P201" style:parent-style-name="Textbody" style:list-style-name="LFO22" style:family="paragraph">
      <style:text-properties style:font-name-asian="Arial, Arial" style:font-name-complex="Arial, Arial" fo:color="#FF0000"/>
    </style:style>
    <style:style style:name="P202" style:parent-style-name="Textbody" style:family="paragraph">
      <style:text-properties style:font-name-asian="Arial, Arial" style:font-name-complex="Arial, Arial" fo:color="#FF0000"/>
    </style:style>
    <style:style style:name="P203" style:parent-style-name="Textbody" style:list-style-name="LFO22" style:family="paragraph">
      <style:text-properties style:font-name-asian="Arial, Arial" style:font-name-complex="Arial, Arial" fo:color="#FF0000"/>
    </style:style>
    <style:style style:name="P204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205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206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207" style:parent-style-name="Textbody" style:list-style-name="LFO22" style:family="paragraph">
      <style:text-properties style:font-name-asian="Arial, Arial" style:font-name-complex="Arial, Arial" fo:color="#FF0000"/>
    </style:style>
    <style:style style:name="P208" style:parent-style-name="Textbody" style:list-style-name="LFO22" style:family="paragraph">
      <style:text-properties style:font-name-asian="Arial, Arial" style:font-name-complex="Arial, Arial" fo:color="#FF0000"/>
    </style:style>
    <style:style style:name="P209" style:parent-style-name="Textbody" style:list-style-name="LFO22" style:family="paragraph">
      <style:text-properties style:font-name-asian="Arial, Arial" style:font-name-complex="Arial, Arial" fo:color="#FF0000"/>
    </style:style>
    <style:style style:name="P210" style:parent-style-name="Textbody" style:family="paragraph">
      <style:text-properties style:font-name-asian="Arial, Arial" style:font-name-complex="Arial, Arial" fo:color="#FF0000"/>
    </style:style>
    <style:style style:name="P211" style:parent-style-name="Textbody" style:list-style-name="LFO22" style:family="paragraph">
      <style:text-properties style:font-name-asian="Arial, Arial" style:font-name-complex="Arial, Arial" fo:color="#FF0000"/>
    </style:style>
    <style:style style:name="P212" style:parent-style-name="Textbody" style:family="paragraph">
      <style:text-properties style:font-name-asian="Arial, Arial" style:font-name-complex="Arial, Arial" fo:color="#FF0000"/>
    </style:style>
    <style:style style:name="P213" style:parent-style-name="Textbody" style:list-style-name="LFO23" style:family="paragraph">
      <style:text-properties style:font-name-asian="Arial, Arial" style:font-name-complex="Arial, Arial" fo:color="#FF0000"/>
    </style:style>
    <style:style style:name="P214" style:parent-style-name="Textbody" style:family="paragraph">
      <style:text-properties style:font-name-asian="Arial, Arial" style:font-name-complex="Arial, Arial" fo:color="#FF0000"/>
    </style:style>
    <style:style style:name="P215" style:parent-style-name="Textbody" style:list-style-name="LFO22" style:family="paragraph">
      <style:text-properties style:font-name-asian="Arial, Arial" style:font-name-complex="Arial, Arial" fo:color="#FF0000"/>
    </style:style>
    <style:style style:name="P216" style:parent-style-name="Textbody" style:family="paragraph">
      <style:text-properties style:font-name-asian="Arial, Arial" style:font-name-complex="Arial, Arial" fo:color="#FF0000"/>
    </style:style>
    <style:style style:name="P217" style:parent-style-name="Textbody" style:family="paragraph">
      <style:text-properties style:font-name-asian="Arial, Arial" style:font-name-complex="Arial, Arial" fo:color="#FF0000"/>
    </style:style>
    <style:style style:name="P218" style:parent-style-name="Textbody" style:family="paragraph">
      <style:text-properties style:font-name-asian="Arial, Arial" style:font-name-complex="Arial, Arial" fo:color="#FF0000"/>
    </style:style>
    <style:style style:name="P219" style:parent-style-name="Textbody" style:list-style-name="LFO24" style:family="paragraph">
      <style:text-properties style:font-name-asian="Arial, Arial" style:font-name-complex="Arial, Arial" fo:color="#FF0000"/>
    </style:style>
    <style:style style:name="P220" style:parent-style-name="Textbody" style:list-style-name="LFO24" style:family="paragraph">
      <style:text-properties style:font-name-asian="Arial, Arial" style:font-name-complex="Arial, Arial" fo:color="#FF0000"/>
    </style:style>
    <style:style style:name="P221" style:parent-style-name="Textbody" style:list-style-name="LFO24" style:family="paragraph">
      <style:text-properties style:font-name-asian="Arial, Arial" style:font-name-complex="Arial, Arial" fo:color="#FF0000"/>
    </style:style>
    <style:style style:name="P222" style:parent-style-name="Textbody" style:list-style-name="LFO24" style:family="paragraph">
      <style:text-properties style:font-name-asian="Arial, Arial" style:font-name-complex="Arial, Arial" fo:color="#FF0000"/>
    </style:style>
    <style:style style:name="P223" style:parent-style-name="Textbody" style:list-style-name="LFO24" style:family="paragraph">
      <style:text-properties style:font-name-asian="Arial, Arial" style:font-name-complex="Arial, Arial" fo:color="#FF0000"/>
    </style:style>
    <style:style style:name="P224" style:parent-style-name="Textbody" style:list-style-name="LFO24" style:family="paragraph">
      <style:text-properties style:font-name-asian="Arial, Arial" style:font-name-complex="Arial, Arial" fo:color="#FF0000"/>
    </style:style>
    <style:style style:name="P225" style:parent-style-name="Textbody" style:family="paragraph">
      <style:text-properties style:font-name-asian="Arial, Arial" style:font-name-complex="Arial, Arial" fo:color="#FF0000"/>
    </style:style>
    <style:style style:name="P226" style:parent-style-name="Textbody" style:family="paragraph">
      <style:text-properties fo:color="#FF0000"/>
    </style:style>
    <style:style style:name="P227" style:parent-style-name="Textbody" style:family="paragraph">
      <style:text-properties fo:color="#FF0000"/>
    </style:style>
    <style:style style:name="P228" style:parent-style-name="Textbody" style:family="paragraph">
      <style:text-properties style:font-name-asian="Arial, Arial" style:font-name-complex="Arial, Arial"/>
    </style:style>
    <style:style style:name="P229" style:parent-style-name="Textbody" style:family="paragraph">
      <style:text-properties style:font-name-asian="Arial, Arial" style:font-name-complex="Arial, Arial" fo:color="#FF0000"/>
    </style:style>
    <style:style style:name="P230" style:parent-style-name="Textbody" style:list-style-name="LFO25" style:family="paragraph"/>
    <style:style style:name="P231" style:parent-style-name="Textbody" style:list-style-name="LFO25" style:family="paragraph"/>
    <style:style style:name="P232" style:parent-style-name="Textbody" style:list-style-name="LFO25" style:family="paragraph"/>
    <style:style style:name="P233" style:parent-style-name="Textbody" style:list-style-name="LFO25" style:family="paragraph"/>
    <style:style style:name="P234" style:parent-style-name="Textbody" style:list-style-name="LFO25" style:family="paragraph"/>
    <style:style style:name="P235" style:parent-style-name="Textbody" style:list-style-name="LFO25" style:family="paragraph"/>
    <style:style style:name="P236" style:parent-style-name="Textbody" style:list-style-name="LFO25" style:family="paragraph"/>
    <style:style style:name="P237" style:parent-style-name="Textbody" style:list-style-name="LFO26" style:family="paragraph"/>
    <style:style style:name="P238" style:parent-style-name="Textbody" style:list-style-name="LFO26" style:family="paragraph"/>
    <style:style style:name="P239" style:parent-style-name="Textbody" style:list-style-name="LFO26" style:family="paragraph"/>
    <style:style style:name="P240" style:parent-style-name="Textbody" style:list-style-name="LFO26" style:family="paragraph"/>
    <style:style style:name="P241" style:parent-style-name="Textbody" style:list-style-name="LFO26" style:family="paragraph"/>
    <style:style style:name="P242" style:parent-style-name="Textbody" style:list-style-name="LFO26" style:family="paragraph"/>
    <style:style style:name="P243" style:parent-style-name="Textbody" style:list-style-name="LFO27" style:family="paragraph"/>
    <style:style style:name="P244" style:parent-style-name="Textbody" style:list-style-name="LFO27" style:family="paragraph"/>
    <style:style style:name="P245" style:parent-style-name="Textbody" style:list-style-name="LFO27" style:family="paragraph"/>
    <style:style style:name="P246" style:parent-style-name="Textbody" style:list-style-name="LFO27" style:family="paragraph"/>
    <style:style style:name="P247" style:parent-style-name="Textbody" style:list-style-name="LFO28" style:family="paragraph"/>
    <style:style style:name="P248" style:parent-style-name="Textbody" style:list-style-name="LFO28" style:family="paragraph"/>
    <style:style style:name="P249" style:parent-style-name="Textbody" style:list-style-name="LFO29" style:family="paragraph"/>
    <style:style style:name="T250" style:parent-style-name="Fuentedepárrafopredeter." style:family="text">
      <style:text-properties fo:font-weight="bold" style:font-weight-asian="bold" style:font-weight-complex="bold"/>
    </style:style>
    <style:style style:name="P251" style:parent-style-name="Textbody" style:list-style-name="LFO29" style:family="paragraph"/>
    <style:style style:name="T252" style:parent-style-name="Fuentedepárrafopredeter." style:family="text">
      <style:text-properties fo:font-weight="bold" style:font-weight-asian="bold" style:font-weight-complex="bold"/>
    </style:style>
    <style:style style:name="P253" style:parent-style-name="Textbody" style:list-style-name="LFO31" style:family="paragraph"/>
    <style:style style:name="T254" style:parent-style-name="Fuentedepárrafopredeter." style:family="text">
      <style:text-properties fo:font-weight="bold" style:font-weight-asian="bold" style:font-weight-complex="bold"/>
    </style:style>
    <style:style style:name="T255" style:parent-style-name="Fuentedepárrafopredeter." style:family="text">
      <style:text-properties style:font-name-asian="Arial, Arial" fo:background-color="#FFFFFF"/>
    </style:style>
    <style:style style:name="P256" style:parent-style-name="Textbody" style:list-style-name="LFO30" style:family="paragraph"/>
    <style:style style:name="T257" style:parent-style-name="Fuentedepárrafopredeter." style:family="text">
      <style:text-properties fo:font-weight="bold" style:font-weight-asian="bold" style:font-weight-complex="bold"/>
    </style:style>
    <style:style style:name="P258" style:parent-style-name="Textbody" style:list-style-name="LFO30" style:family="paragraph"/>
    <style:style style:name="T259" style:parent-style-name="Fuentedepárrafopredeter." style:family="text">
      <style:text-properties fo:font-weight="bold" style:font-weight-asian="bold" style:font-weight-complex="bold"/>
    </style:style>
    <style:style style:name="P260" style:parent-style-name="Textbody" style:list-style-name="LFO30" style:family="paragraph"/>
    <style:style style:name="T261" style:parent-style-name="Fuentedepárrafopredeter." style:family="text">
      <style:text-properties fo:font-weight="bold" style:font-weight-asian="bold" style:font-weight-complex="bold"/>
    </style:style>
    <style:style style:name="P262" style:parent-style-name="Textbody" style:list-style-name="LFO30" style:family="paragraph"/>
    <style:style style:name="T263" style:parent-style-name="Fuentedepárrafopredeter." style:family="text">
      <style:text-properties fo:font-weight="bold" style:font-weight-asian="bold" style:font-weight-complex="bold"/>
    </style:style>
    <style:style style:name="T264" style:parent-style-name="Fuentedepárrafopredeter." style:family="text">
      <style:text-properties fo:font-weight="bold" style:font-weight-asian="bold" style:font-weight-complex="bold"/>
    </style:style>
    <style:style style:name="P265" style:parent-style-name="Textbody" style:list-style-name="LFO30" style:family="paragraph"/>
    <style:style style:name="T266" style:parent-style-name="Fuentedepárrafopredeter." style:family="text">
      <style:text-properties fo:font-weight="bold" style:font-weight-asian="bold" style:font-weight-complex="bold"/>
    </style:style>
    <style:style style:name="T267" style:parent-style-name="Fuentedepárrafopredeter." style:family="text">
      <style:text-properties fo:color="#FF0000"/>
    </style:style>
  </office:automatic-styles>
  <office:body>
    <office:text text:use-soft-page-breaks="true">
      <text:h text:style-name="P1" text:outline-level="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PROYECTO</text:p>
      <text:p text:style-name="P37"/>
      <text:p text:style-name="P38">TÍTULO DEL PROYECTO</text:p>
      <text:p text:style-name="P39">[EMPRESA]</text:p>
      <text:p text:style-name="P40">LOGOTIPO</text:p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CICLO FORMATIVO DE GR</text:span><text:span text:style-name="T49">ADO SUPERIOR:</text:span></text:p>
      <text:p text:style-name="P50"/>
      <text:p text:style-name="P51"><text:span text:style-name="T52">NOMBRE DEL CICLO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AUTORES:</text:span></text:p>
      <text:p text:style-name="P62"><text:span text:style-name="T63">NOMBRE Y APELLIDOS</text:span></text:p>
      <text:p text:style-name="P64"/>
      <text:p text:style-name="P65"><text:span text:style-name="T66">Licencia</text:span></text:p>
      <text:p text:style-name="P67"><text:span text:style-name="T68">Esta obra está<text:s/></text:span><text:span text:style-name="T69">bajo una licencia Reconocimiento-Compartir bajo la misma licencia 3.0 España de Creative Commons. Para ver una copia de esta licencia, visite http://creativecommons.org/licenses/by-sa/3.0/es/ o envie una carta a Creative Commons, 171 Second Street, Suite 3</text:span><text:span text:style-name="T70">00, San Francisco, California 94105, USA.</text:span></text:p>
      <text:soft-page-break/>
      <text:p text:style-name="P71"><text:span text:style-name="T72">[ DEDICATORIAS/AGRADECIMIENTOS]</text:span></text:p>
      <text:p text:style-name="P73"><text:span text:style-name="T74">Los autores del proyecto, si lo desean, podrán dedicar y/o agradecer el proyecto a quienes consideren oportuno.</text:span></text:p>
      <text:soft-page-break/>
      <text:p text:style-name="P75"><text:span text:style-name="T76"><text:s/></text:span></text:p>
      <text:p text:style-name="P77"><text:span text:style-name="T78">RESUMEN</text:span></text:p>
      <text:p text:style-name="P79"/>
      <text:p text:style-name="P80">Concretar en esta página el resumen ejecutivo del proyecto:</text:p>
      <text:list text:style-name="LFO16" text:continue-numbering="true">
        <text:list-item>
          <text:p text:style-name="P81">Empresa/organización que lo realiza</text:p>
        </text:list-item>
        <text:list-item>
          <text:p text:style-name="P82">Necesidades que cubre</text:p>
        </text:list-item>
        <text:list-item>
          <text:p text:style-name="P83">Posible demanda/clientes</text:p>
        </text:list-item>
        <text:list-item>
          <text:p text:style-name="P84">Breve descripción de la solución que propone este proyecto</text:p>
        </text:list-item>
      </text:list>
      <text:p text:style-name="P85"/>
      <text:p text:style-name="P86"><text:span text:style-name="T87">ABSTRACT</text:span></text:p>
      <text:p text:style-name="P88"><text:span text:style-name="T89">Traducción</text:span><text:span text:style-name="T90"><text:s/>al inglés del resumen realizado en el punto anterior.</text:span></text:p>
      <text:p text:style-name="P9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TDC5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TDC6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TDC7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TDC8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TDC9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2">Índice de contenido</text:p>
          <text:p text:style-name="P93"><text:a xlink:href="#__RefHeading__2216_364215148" office:target-frame-name="_top" xlink:show="replace"><text:s/>1 INTRODUCCIÓN<text:tab/>8</text:a></text:p>
          <text:p text:style-name="P94"><text:a xlink:href="#__RefHeading__4307_478974897" office:target-frame-name="_top" xlink:show="replace"><text:s/>2 NECESIDADES DEL SECTOR PRODUCTIVO<text:s/><text:tab/>9</text:a></text:p>
          <text:p text:style-name="P95"><text:a xlink:href="#__RefHeading__4644_1717060311" office:target-frame-name="_top" xlink:show="replace"><text:s/>2.1 Análisis de la situación actual<text:tab/>9</text:a></text:p>
          <text:p text:style-name="P96"><text:a xlink:href="#__RefHeading__4646_1717060311" office:target-frame-name="_top" xlink:show="replace"><text:s/>2.2 Necesidades del cliente y oportunidad de negocio<text:s/><text:tab/>9</text:a></text:p>
          <text:p text:style-name="P97"><text:a xlink:href="#__RefHeading__4648_1717060311" office:target-frame-name="_top" xlink:show="replace"><text:s/>2.3 El nuevo proyecto: Nombre del proyecto<text:tab/>9</text:a></text:p>
          <text:p text:style-name="P98"><text:a xlink:href="#__RefHeading__4309_478974897" office:target-frame-name="_top" xlink:show="replace"><text:s/>3 DISEÑO DEL<text:s/>PROYECTO<text:tab/>11</text:a></text:p>
          <text:p text:style-name="P99"><text:a xlink:href="#__RefHeading__864_980353409" office:target-frame-name="_top" xlink:show="replace"><text:s/>3.1 Fases del proyecto<text:tab/>11</text:a></text:p>
          <text:p text:style-name="P100"><text:a xlink:href="#__RefHeading__866_980353409" office:target-frame-name="_top" xlink:show="replace"><text:s/>3.1.1 Análisis<text:tab/>11</text:a></text:p>
          <text:p text:style-name="P101"><text:a xlink:href="#__RefHeading__868_980353409" office:target-frame-name="_top" xlink:show="replace"><text:s/>3.1.2 Diseño<text:tab/>11</text:a></text:p>
          <text:p text:style-name="P102"><text:a xlink:href="#__RefHeading__870_980353409" office:target-frame-name="_top" xlink:show="replace"><text:s/>3.1.3 Implementación<text:tab/>11</text:a></text:p>
          <text:p text:style-name="P103"><text:a xlink:href="#__RefHeading__928_1438982970" office:target-frame-name="_top" xlink:show="replace"><text:s/>3.1.4 Pruebas <text:s text:c="3"/><text:tab/>12</text:a></text:p>
          <text:p text:style-name="P104"><text:a xlink:href="#__RefHeading__874_980353409" office:target-frame-name="_top" xlink:show="replace"><text:s/>3.2 Objetivos a conseguir<text:tab/>13</text:a></text:p>
          <text:p text:style-name="P105"><text:a xlink:href="#__RefHeading__876_980353409" office:target-frame-name="_top" xlink:show="replace"><text:s/>3.3 Previsión de recursos materiales<text:s/>y humanos necesarios<text:tab/>13</text:a></text:p>
          <text:p text:style-name="P106"><text:a xlink:href="#__RefHeading__878_980353409" office:target-frame-name="_top" xlink:show="replace"><text:s/>3.4 Presupuesto económico.<text:tab/>13</text:a></text:p>
          <text:p text:style-name="P107"><text:a xlink:href="#__RefHeading__4311_478974897" office:target-frame-name="_top" xlink:show="replace"><text:s/>4 PLANIFICACIÓN DE LA EJECUCIÓN DEL PROYECTO<text:tab/>14</text:a></text:p>
          <text:p text:style-name="P108"><text:a xlink:href="#__RefHeading__938_1438982970" office:target-frame-name="_top" xlink:show="replace"><text:s/>4.1 Fase de Análisis<text:tab/>14</text:a></text:p>
          <text:p text:style-name="P109"><text:a xlink:href="#__RefHeading__940_1438982970" office:target-frame-name="_top" xlink:show="replace"><text:s/>4.2 Fase de diseño<text:tab/>14</text:a></text:p>
          <text:p text:style-name="P110"><text:a xlink:href="#__RefHeading__942_1438982970" office:target-frame-name="_top" xlink:show="replace"><text:s/>4.3 Fase de Implementación<text:tab/>14</text:a></text:p>
          <text:p text:style-name="P111"><text:a xlink:href="#__RefHeading__944_1438982970" office:target-frame-name="_top" xlink:show="replace"><text:s/>4.4 Fase de pruebas<text:tab/>15</text:a></text:p>
          <text:p text:style-name="P112"><text:a xlink:href="#__RefHeading__4313_478974897" office:target-frame-name="_top" xlink:show="replace"><text:s/>5 DEFINICIÓN DE PROCEDIMIENTOS DE CONTROL Y EVALUACIÓN<text:tab/>16</text:a></text:p>
          <text:p text:style-name="P113"><text:a xlink:href="#__RefHeading__4319_478974897" office:target-frame-name="_top" xlink:show="replace"><text:s/>6 FUENTES<text:tab/>17</text:a></text:p>
          <text:p text:style-name="P114"><text:a xlink:href="#__RefHeading__4321_478974897" office:target-frame-name="_top" xlink:show="replace"><text:s/>7 ANEXOS<text:tab/>18</text:a></text:p>
          <text:p text:style-name="P115"><text:a xlink:href="#__RefHeading__7110_478974897" office:target-frame-name="_top" xlink:show="replace"><text:s/>7.1<text:s/>Guía de estilo<text:tab/>19</text:a></text:p>
        </text:index-body>
      </text:table-of-content>
      <text:p text:style-name="Textbody"/>
      <text:soft-page-break/>
      <text:p text:style-name="P116">Índice de figuras</text:p>
      <text:h text:style-name="Título1" text:outline-level="1"><text:bookmark-start text:name="__RefHeading__2216_364215148"/>INTRODUCCIÓN<text:bookmark-end text:name="__RefHeading__2216_364215148"/></text:h>
      <text:p text:style-name="Textbody"><text:span text:style-name="T117">Este documento responde a la realización del<text:s/></text:span><text:span text:style-name="T118">módulo de Proyecto</text:span><text:span text:style-name="T119"><text:s/>del CFGS en<text:s/></text:span><text:span text:style-name="T120">Administración de <text:s/>Sistemas Informáticos en Red</text:span><text:span text:style-name="T121">. El módulo de Proyecto complementa, la formación establecida para el resto de<text:s/></text:span><text:span text:style-name="T122">los módulos profesionales que integran el título en las funciones de análisis del contexto, diseño del proyecto y organización de la ejecución.</text:span></text:p>
      <text:p text:style-name="P123">Concretar en esta página:</text:p>
      <text:list text:style-name="LFO16">
        <text:list-item text:start-value="1">
          <text:p text:style-name="P124">Propósito del proyecto.</text:p>
        </text:list-item>
        <text:list-item>
          <text:p text:style-name="P125">Enumerar las principales fases de desarrollo del mismo.</text:p>
        </text:list-item>
      </text:list>
      <text:p text:style-name="Textbody"/>
      <text:h text:style-name="Título1" text:outline-level="1"/>
      <text:h text:style-name="Título1" text:outline-level="1"><text:bookmark-start text:name="__RefHeading__4307_478974897"/>NECESIDADES DEL SECTOR PRODUCTIVO<text:bookmark-end text:name="__RefHeading__4307_478974897"/></text:h>
      <text:p text:style-name="Textbody">A continuación se identifican las necesidades detectadas en el sector productivo que originan la oportunidad de negocio que se detalla en los siguientes puntos.</text:p>
      <text:h text:style-name="Título2" text:outline-level="2"><text:bookmark-start text:name="__RefHeading__4644_1717060311"/>Análisis de la situación actual<text:bookmark-end text:name="__RefHeading__4644_1717060311"/></text:h>
      <text:p text:style-name="P126">Estudio estadístico dentro del ámbito de aplicación del proyecto.</text:p>
      <text:p text:style-name="P127">Por ejemplo cuántas pymes hay, cuántas no tienen pagina web, o infraestructura de red....en Madrid, en la zona centro....</text:p>
      <text:h text:style-name="Título2" text:outline-level="2"><text:bookmark-start text:name="__RefHeading__4646_1717060311"/>Necesidades del cliente y oportunidad de negocio<text:bookmark-end text:name="__RefHeading__4646_1717060311"/></text:h>
      <text:p text:style-name="P128">Explicar la necesidad del cliente o de los posibles clientes: <text:s text:c="2"/>eliminar inconsistencias, duplicidades, incrementar el número de clientes, abordar nuevas líneas de negocio, mejorar la competitividad,</text:p>
      <text:p text:style-name="Textbody"><text:span text:style-name="T129">Concretar la<text:s/></text:span><text:span text:style-name="T130">ubicación</text:span><text:span text:style-name="T131"><text:s/>de la empresa, el<text:s/></text:span><text:span text:style-name="T132">ámbito de actuación</text:span><text:span text:style-name="T133"><text:s/>(pequeña empresa, institutos, cajas de ahor</text:span><text:span text:style-name="T134">ros...) y lo que <text:s/>es la<text:s/></text:span><text:span text:style-name="T135">localización</text:span><text:span text:style-name="T136"><text:s/>de los clientes (madrid capital, pueblos de la sierra, barrios perifericos....)</text:span></text:p>
      <text:h text:style-name="Título2" text:outline-level="2"><text:bookmark-start text:name="__RefHeading__4648_1717060311"/>El nuevo proyecto:<text:s/><text:span text:style-name="T137">Nombre del proyecto</text:span><text:bookmark-end text:name="__RefHeading__4648_1717060311"/></text:h>
      <text:p text:style-name="P138">2.3.1Tipo de proyecto</text:p>
      <text:list text:style-name="LFO18" text:continue-numbering="true">
        <text:list-item>
          <text:p text:style-name="P139"><text:span text:style-name="T140">Creación</text:span><text:span text:style-name="T141"><text:s/>de una empresa para dar respuesta a las necesidades que se hayan<text:s/></text:span><text:span text:style-name="T142">detectado.</text:span></text:p>
        </text:list-item>
      </text:list>
      <text:list text:style-name="LFO19" text:continue-numbering="true">
        <text:list-item>
          <text:p text:style-name="P143"><text:span text:style-name="T144">La empresa/organización ya existe y el proyecto abre<text:s/></text:span><text:span text:style-name="T145">una nueva línea</text:span><text:span text:style-name="T146"><text:s/>de negocio/producto (por ejemplo VozIP, desarrollo de software embarcado...)</text:span></text:p>
        </text:list-item>
        <text:list-item>
          <text:p text:style-name="P147"><text:span text:style-name="T148">La empresa/organización ya existe <text:s/>y quiere<text:s/></text:span><text:span text:style-name="T149">diversificar o extenderse</text:span><text:span text:style-name="T150"><text:s/>a otros sectores (además del<text:s/></text:span><text:span text:style-name="T151">sector terrestre ampliar al sector aéreo)</text:span></text:p>
        </text:list-item>
      </text:list>
      <text:p text:style-name="P152">Concretar además el tipo de proyecto a desarrollar en la empresa:</text:p>
      <text:list text:style-name="LFO19" text:continue-numbering="true">
        <text:list-item>
          <text:p text:style-name="P153">Desarrollo software</text:p>
        </text:list-item>
        <text:list-item>
          <text:p text:style-name="P154">Implementación de BBDD</text:p>
        </text:list-item>
        <text:list-item>
          <text:p text:style-name="P155">Implantación de software</text:p>
        </text:list-item>
        <text:list-item>
          <text:p text:style-name="P156">Implantación de sistemas en red</text:p>
        </text:list-item>
        <text:list-item>
          <text:p text:style-name="P157">Seguridad de redes</text:p>
        </text:list-item>
        <text:list-item>
          <text:p text:style-name="P158">Desarrollo de un sistema de información...</text:p>
        </text:list-item>
      </text:list>
      <text:p text:style-name="P159"/>
      <text:p text:style-name="P160">2.3.2 Características requeridas al proyecto</text:p>
      <text:p text:style-name="P161">Concretar los detalles del proyecto en cuanto:</text:p>
      <text:list text:style-name="LFO19" text:continue-numbering="true">
        <text:list-item>
          <text:p text:style-name="P162">Qué tiene que hacer</text:p>
        </text:list-item>
        <text:list-item>
          <text:p text:style-name="P163">Cuáles son los elementos diferenciadores</text:p>
        </text:list-item>
        <text:list-item>
          <text:p text:style-name="P164">Entorno específico</text:p>
        </text:list-item>
        <text:list-item>
          <text:p text:style-name="P165">Justificación de las herramientas a utilizar.</text:p>
        </text:list-item>
        <text:list-item>
          <text:p text:style-name="P166">Primera aproximación a<text:s/>los recursos tanto humanos como materiales necesarios.</text:p>
        </text:list-item>
      </text:list>
      <text:p text:style-name="P167"/>
      <text:p text:style-name="P168">2.3.3 Obligaciones fiscales, laborales <text:s/>y de prevención de riesgo</text:p>
      <text:p text:style-name="P169">Resumir las principales obligaciones fiscales, laborales y de prevención de riesgos que conlleva el nuevo negocio.</text:p>
      <text:p text:style-name="P170">2.3.4 Ayudas/subvenciones</text:p>
      <text:p text:style-name="P171">Incluir las ayudas/subvenciones susceptibles de se concedidas para la puesta en marcha del proyecto.</text:p>
      <text:h text:style-name="Título1" text:outline-level="1"><text:bookmark-start text:name="__RefHeading__4309_478974897"/>DISEÑO DEL PROYECTO<text:bookmark-end text:name="__RefHeading__4309_478974897"/></text:h>
      <text:p text:style-name="Textbody">Dando por hecho la viabilidad del proyecto, en este apartado se concretarán las fases necesarias para llevarlo a cabo, <text:s/>y cumplir con los objetivos que se establezcan, teniendo en cuenta los recursos necesarios.</text:p>
      <text:h text:style-name="Título2" text:outline-level="2"><text:bookmark-start text:name="__RefHeading__864_980353409"/>Fases del proyecto<text:bookmark-end text:name="__RefHeading__864_980353409"/></text:h>
      <text:p text:style-name="Textbody">El desarrollo de este proyecto se llevará a cabo en cuatro fases: análisis, diseño, implementación y pruebas, que pasan a detallarse a continuación.</text:p>
      <text:h text:style-name="Título3" text:outline-level="3"><text:bookmark-start text:name="__RefHeading__866_980353409"/>Análisis<text:bookmark-end text:name="__RefHeading__866_980353409"/></text:h>
      <text:p text:style-name="P172">En esta fase se establecerán los requisitos del proyecto, distinguiendo entre los funcionales y no funcionales.</text:p>
      <text:list text:style-name="LFO19">
        <text:list-item text:start-value="1">
          <text:p text:style-name="P173">Funcionales: aquellos que determinan qué tiene que hacer el proyecto.</text:p>
        </text:list-item>
      </text:list>
      <text:p text:style-name="P174">Por ejemplo: en un call center atender a 10 clientes a la vez, dar respuesta satisfactoria en un tiempo menor de 30 minutos, tiempo de espera en llamadas inferior a un minuto...</text:p>
      <text:list text:style-name="LFO19">
        <text:list-item text:start-value="1">
          <text:p text:style-name="P175">No funcionales: propiedades o cualidades que el proyecto debe cumplir.</text:p>
        </text:list-item>
      </text:list>
      <text:p text:style-name="P176">Por ejemplo: diseño atractivo, incremento de ganancias, aumento de la<text:s/>fiabilidad, mejora del tiempo de respuesta..</text:p>
      <text:p text:style-name="P177">Tiene que quedar claro además el alcance y las restricciones del sistema.</text:p>
      <text:p text:style-name="P178"/>
      <text:h text:style-name="Título3" text:outline-level="3"><text:bookmark-start text:name="__RefHeading__868_980353409"/>Diseño<text:bookmark-end text:name="__RefHeading__868_980353409"/></text:h>
      <text:p text:style-name="P179">En esta fase se realiza una aproximación al diseño tecnológico de la solución.</text:p>
      <text:p text:style-name="Textbody"><text:span text:style-name="T180">Describir<text:s/></text:span><text:span text:style-name="T181">cómo</text:span><text:span text:style-name="T182"><text:s/>realizar cada uno de los requisitos</text:span><text:span text:style-name="T183"><text:s/>establecidos en la fase anterior.</text:span></text:p>
      <text:p text:style-name="P184">Definir la estructura de la aplicación, el diseño de los componentes (BBDD, servidor web, clientes...)</text:p>
      <text:p text:style-name="P185"/>
      <text:h text:style-name="Título3" text:outline-level="3"><text:bookmark-start text:name="__RefHeading__870_980353409"/>Implementación<text:bookmark-end text:name="__RefHeading__870_980353409"/></text:h>
      <text:p text:style-name="P186">Partiendo del diseño, en <text:s/>esta fase se construye el proyecto.</text:p>
      <text:p text:style-name="P187">Por ejemplo, se lleva a cabo la implementación de la página web en el lenguaje que se haya determinado, la creación de las tablas de la BBDD, la carga de datos...</text:p>
      <text:p text:style-name="P188"/>
      <text:h text:style-name="Título3" text:outline-level="3"><text:bookmark-start text:name="__RefHeading__928_1438982970"/>Pruebas <text:s text:c="2"/><text:tab/><text:bookmark-end text:name="__RefHeading__928_1438982970"/></text:h>
      <text:p text:style-name="Textbody">Son muchas pruebas que pueden realizarse en un proyecto, para eliminar los posibles errores y garantizar su correcto funcionamiento. Los casos de prueba establecen las condiciones/variables que permitirán determinar si los requisitos establecidos se cumplen o no. A continuación se detallan algunos de los casos de prueba que se ejecutarán para comprobar la correcta construcción de este proyecto.</text:p>
      <text:p text:style-name="P189">A modo de ejemplo se facilitan los campos de una posible plantilla para definir casos de pruebas, que deberá modificarse como se estime oportuno en función del proyecto y las pruebas que se consideren oportunas realizar.</text:p>
      <text:list text:style-name="LFO22" text:continue-numbering="true">
        <text:list-item>
          <text:p text:style-name="P190">Fecha/autor/[<text:s/>versión a probar]</text:p>
        </text:list-item>
        <text:list-item>
          <text:p text:style-name="P191">Caso de prueba</text:p>
        </text:list-item>
      </text:list>
      <text:p text:style-name="P192">Identificador del caso de prueba ( nombre único)</text:p>
      <text:list text:style-name="LFO22" text:continue-numbering="true">
        <text:list-item>
          <text:p text:style-name="P193">Descripción</text:p>
        </text:list-item>
      </text:list>
      <text:p text:style-name="P194">Breve explicación sobre el objetivo del caso de prueba</text:p>
      <text:list text:style-name="LFO22" text:continue-numbering="true">
        <text:list-item>
          <text:p text:style-name="P195">Condiciones de ejecución</text:p>
        </text:list-item>
      </text:list>
      <text:p text:style-name="P196">Descripción de las condiciones de ejecución que se deben cumplir antes de iniciar<text:s/>el caso de prueba, por ejemplo, que se haya realizado correctamente el login en el sistema...</text:p>
      <text:list text:style-name="LFO22" text:continue-numbering="true">
        <text:list-item>
          <text:p text:style-name="P197">Entrada</text:p>
        </text:list-item>
      </text:list>
      <text:p text:style-name="P198">Datos necesarios para poder ejecutar la prueba</text:p>
      <text:list text:style-name="LFO22" text:continue-numbering="true">
        <text:list-item>
          <text:p text:style-name="P199">Resultado esperado</text:p>
        </text:list-item>
      </text:list>
      <text:p text:style-name="P200">Valor esperado para el correcto funcionamiento del proyecto</text:p>
      <text:list text:style-name="LFO22" text:continue-numbering="true">
        <text:list-item>
          <text:p text:style-name="P201">Resultado obtenido</text:p>
        </text:list-item>
      </text:list>
      <text:p text:style-name="P202">Valor de<text:s/>salida al ejecutar el caso de prueba</text:p>
      <text:list text:style-name="LFO22" text:continue-numbering="true">
        <text:list-item>
          <text:p text:style-name="P203">Evaluación</text:p>
        </text:list-item>
      </text:list>
      <text:soft-page-break/>
      <text:p text:style-name="P204">Comparación del valor esperado y obtenido para concluir, finalmente, si el aspecto chequeado por el caso de prueba confirma el correcto funcionamiento del proyecto o elevación detallada del correspondiente error.</text:p>
      <text:p text:style-name="P205"/>
      <text:p text:style-name="P206">A modo de ejemplo se facilitan los campos de una posible plantilla para reportar los errores detectados en los casos de prueba ejecutados.</text:p>
      <text:list text:style-name="LFO22" text:continue-numbering="true">
        <text:list-item>
          <text:p text:style-name="P207">Fecha/autor/[ versión probada ]</text:p>
        </text:list-item>
        <text:list-item>
          <text:p text:style-name="P208">Caso de prueba</text:p>
        </text:list-item>
        <text:list-item>
          <text:p text:style-name="P209">Evaluación</text:p>
        </text:list-item>
      </text:list>
      <text:p text:style-name="P210">Comparación del valor esperado y obtenido para concluir, finalmente, si el aspecto chequeado por el caso de prueba confirma el correcto funcionamiento del proyecto o elevación detallada del correspondiente error.</text:p>
      <text:list text:style-name="LFO22" text:continue-numbering="true">
        <text:list-item>
          <text:p text:style-name="P211">Posible causa de error</text:p>
        </text:list-item>
      </text:list>
      <text:p text:style-name="P212"><text:tab/>Detallar la posible causa o causas que han podido generar el error detectado.</text:p>
      <text:list text:style-name="LFO22">
        <text:list-item text:start-value="1">
          <text:p text:style-name="P213">Posible corrección</text:p>
        </text:list-item>
      </text:list>
      <text:p text:style-name="P214">Detallar la posible forma de corregir el problema</text:p>
      <text:list text:style-name="LFO22" text:continue-numbering="true">
        <text:list-item>
          <text:p text:style-name="P215">Áreas afectadas</text:p>
        </text:list-item>
      </text:list>
      <text:p text:style-name="P216"><text:tab/>Detallar qué áreas (módulos, componentes, documentos,...) se verán afectados al<text:s/><text:tab/>implementar la corrección.</text:p>
      <text:p text:style-name="P217"/>
      <text:h text:style-name="Título2" text:outline-level="2"><text:bookmark-start text:name="__RefHeading__874_980353409"/>Objetivos a conseguir<text:bookmark-end text:name="__RefHeading__874_980353409"/></text:h>
      <text:p text:style-name="P218">Se pueden diferenciar objetivos<text:s/>que son para el desarrollo (cumplimiento de los requisitos técnicos) del proyecto o bien del negocio, de la empresa, financieros,...</text:p>
      <text:list text:style-name="LFO24" text:continue-numbering="true">
        <text:list-item>
          <text:p text:style-name="P219">Extender el uso en la empresa de nuevas metodologías, estándares, procedimientos de trabajo...</text:p>
        </text:list-item>
        <text:list-item>
          <text:p text:style-name="P220">Abrir el mercado internacional</text:p>
        </text:list-item>
        <text:list-item>
          <text:p text:style-name="P221">Satisfacer los requisitos del cliente con un valor añadido</text:p>
        </text:list-item>
        <text:list-item>
          <text:p text:style-name="P222">Facturar 100.000.00 en 2015</text:p>
        </text:list-item>
        <text:list-item>
          <text:p text:style-name="P223">Tener 150 clientes el primer año.</text:p>
        </text:list-item>
        <text:list-item>
          <text:p text:style-name="P224">Contar con <text:s/>3000 visita en la página web el primer mes</text:p>
        </text:list-item>
      </text:list>
      <text:p text:style-name="P225"/>
      <text:h text:style-name="Título2" text:outline-level="2"><text:bookmark-start text:name="__RefHeading__876_980353409"/>Previsión de los recursos materiales y humanos necesarios<text:bookmark-end text:name="__RefHeading__876_980353409"/></text:h>
      <text:p text:style-name="P226">Se tendrá <text:s/>en<text:s/>cuenta las herramientas y la formación necesaria para desarrollar las actividades que requiere el proyecto, así como el tiempo <text:s/>para llevarlo a cabo.</text:p>
      <text:h text:style-name="Título2" text:outline-level="2"><text:bookmark-start text:name="__RefHeading__878_980353409"/>Presupuesto económico.<text:bookmark-end text:name="__RefHeading__878_980353409"/></text:h>
      <text:p text:style-name="P227">Detallar el coste económico de los recursos anteriormente establecidos.</text:p>
      <text:h text:style-name="Título1" text:outline-level="1"><text:bookmark-start text:name="__RefHeading__4311_478974897"/><text:soft-page-break/>PLANIFICACIÓN DE LA EJECUCIÓN DEL PROYECTO<text:bookmark-end text:name="__RefHeading__4311_478974897"/></text:h>
      <text:p text:style-name="P228">A continuación se detallan las actividades/tareas/procedimientos por cada una de las fases del proyecto previamente establecidas.</text:p>
      <text:p text:style-name="P229">[Estas tareas podrán variar en función del proyecto]</text:p>
      <text:h text:style-name="Título2" text:outline-level="2"><text:bookmark-start text:name="__RefHeading__938_1438982970"/>Fase de Análisis<text:bookmark-end text:name="__RefHeading__938_1438982970"/></text:h>
      <text:list text:style-name="LFO25" text:continue-numbering="true">
        <text:list-item>
          <text:p text:style-name="P230">Estudio de las necesidades a cubrir</text:p>
        </text:list-item>
        <text:list-item>
          <text:p text:style-name="P231">Estudio de la situación actual</text:p>
        </text:list-item>
        <text:list-item>
          <text:p text:style-name="P232">Establecimiento de los requisitos del proyecto</text:p>
        </text:list-item>
        <text:list-item>
          <text:p text:style-name="P233">Valoración comparativa de las posibles soluciones</text:p>
        </text:list-item>
        <text:list-item>
          <text:p text:style-name="P234">Identificación de las necesidades que implica el nuevo proyecto en la empresa.</text:p>
        </text:list-item>
      </text:list>
      <text:p text:style-name="Textbody">Para solventar los problemas que plantea el proyecto puede ser necesario contratar personal, formarlo en determinadas metodologías/herramientas, comprar equipos...</text:p>
      <text:list text:style-name="LFO25" text:continue-numbering="true">
        <text:list-item>
          <text:p text:style-name="P235">Estudio de viabilidad de la solución elegida teniendo en cuenta no solo los beneficios económicos.</text:p>
        </text:list-item>
        <text:list-item>
          <text:p text:style-name="P236">Corrección de posibles errores</text:p>
        </text:list-item>
      </text:list>
      <text:h text:style-name="Título2" text:outline-level="2"><text:bookmark-start text:name="__RefHeading__940_1438982970"/>Fase de diseño<text:bookmark-end text:name="__RefHeading__940_1438982970"/></text:h>
      <text:list text:style-name="LFO26" text:continue-numbering="true">
        <text:list-item>
          <text:p text:style-name="P237">Preparación del entorno de diseño</text:p>
        </text:list-item>
        <text:list-item>
          <text:p text:style-name="P238">Diseño de la arquitectura</text:p>
        </text:list-item>
        <text:list-item>
          <text:p text:style-name="P239">Diseño de los interfaces</text:p>
        </text:list-item>
        <text:list-item>
          <text:p text:style-name="P240">Diseño de los datos</text:p>
        </text:list-item>
        <text:list-item>
          <text:p text:style-name="P241">Diseño de los procedimientos</text:p>
        </text:list-item>
        <text:list-item>
          <text:p text:style-name="P242">Corrección de posibles errores</text:p>
        </text:list-item>
      </text:list>
      <text:h text:style-name="Título2" text:outline-level="2"><text:bookmark-start text:name="__RefHeading__942_1438982970"/>Fase de Implementación<text:bookmark-end text:name="__RefHeading__942_1438982970"/></text:h>
      <text:list text:style-name="LFO27" text:continue-numbering="true">
        <text:list-item>
          <text:p text:style-name="P243">Preparación del entorno de implementación</text:p>
        </text:list-item>
        <text:list-item>
          <text:p text:style-name="P244">Desarrollo<text:s/>de la arquitectura<text:tab/></text:p>
        </text:list-item>
        <text:list-item>
          <text:p text:style-name="P245">Desarrollo de los interfaces, los datos y los procedimientos</text:p>
        </text:list-item>
        <text:list-item>
          <text:p text:style-name="P246">Corrección de posibles errores</text:p>
        </text:list-item>
      </text:list>
      <text:p text:style-name="Textbody"/>
      <text:h text:style-name="Título2" text:outline-level="2"><text:bookmark-start text:name="__RefHeading__944_1438982970"/>Fase de pruebas<text:bookmark-end text:name="__RefHeading__944_1438982970"/></text:h>
      <text:list text:style-name="LFO28" text:continue-numbering="true">
        <text:list-item>
          <text:p text:style-name="P247">Preparación del entorno de pruebas</text:p>
        </text:list-item>
        <text:list-item>
          <text:p text:style-name="P248">Ejecución de las pruebas y reporte de los errores encontrados</text:p>
        </text:list-item>
      </text:list>
      <text:h text:style-name="Título1" text:outline-level="1"><text:bookmark-start text:name="__RefHeading__4313_478974897"/>DEFINICIÓN DE PROCEDIMIENTOS<text:s/>DE CONTROL Y EVALUACIÓN<text:bookmark-end text:name="__RefHeading__4313_478974897"/></text:h>
      <text:soft-page-break/>
      <text:list text:style-name="LFO29" text:continue-numbering="true">
        <text:list-item>
          <text:p text:style-name="P249">Definir el procedimiento de evaluación de las<text:s/><text:span text:style-name="T250">incidencias</text:span><text:s/>que puedan presentarse durante la realización de las diferentes actividades.</text:p>
        </text:list-item>
        <text:list-item>
          <text:p text:style-name="P251">Definir el procedimiento para gestionar los posibles<text:s/><text:span text:style-name="T252">cambios</text:span><text:s/>en los recursos y en las<text:s/>actividades.</text:p>
        </text:list-item>
      </text:list>
      <text:p text:style-name="Textbody"/>
      <text:p text:style-name="Textbody"/>
      <text:p text:style-name="Textbody"/>
      <text:h text:style-name="Título1" text:outline-level="1"/>
      <text:h text:style-name="Título1" text:outline-level="1"><text:bookmark-start text:name="__RefHeading__4319_478974897"/>FUENTES<text:bookmark-end text:name="__RefHeading__4319_478974897"/></text:h>
      <text:p text:style-name="Textbody">Incluir las páginas web, biografía,,,consultadas.</text:p>
      <text:p text:style-name="Textbody"/>
      <text:h text:style-name="Título1" text:outline-level="1"/>
      <text:h text:style-name="Título1" text:outline-level="1"><text:bookmark-start text:name="__RefHeading__4321_478974897"/>ANEXOS<text:bookmark-end text:name="__RefHeading__4321_478974897"/></text:h>
      <text:p text:style-name="Textbody">Cualquier añadido se incluirá en este apartado.</text:p>
      <text:p text:style-name="Textbody">Por ejemplo, a continuación se incluyen unas pautas a tener en cuenta a la hora de elaborar la documentación del proyecto.</text:p>
      <text:p text:style-name="Textbody"/>
      <text:h text:style-name="Título2" text:outline-level="2"/>
      <text:h text:style-name="Título2" text:outline-level="2"><text:bookmark-start text:name="__RefHeading__7110_478974897"/>Guía de estilo<text:bookmark-end text:name="__RefHeading__7110_478974897"/></text:h>
      <text:p text:style-name="Textbody">Obviamente, este anexo deberá ser eliminado del documento final a entregar.</text:p>
      <text:list text:style-name="LFO30">
        <text:list-item text:start-value="1">
          <text:p text:style-name="P253"><text:span text:style-name="T254">Título del proyecto</text:span></text:p>
        </text:list-item>
      </text:list>
      <text:p text:style-name="Textbody"><text:span text:style-name="T255">Elegir un nombre llamativo y relacionado con la temática que va a tratar.</text:span></text:p>
      <text:list text:style-name="LFO30" text:continue-numbering="true">
        <text:list-item>
          <text:p text:style-name="P256"><text:span text:style-name="T257">Figuras y tablas</text:span></text:p>
        </text:list-item>
      </text:list>
      <text:p text:style-name="Textbody">Cualquier figura, tabla... incluida en el documento<text:s/>deberá tener un título a pie de página..</text:p>
      <text:p text:style-name="Textbody">Incluir tablas, gráfico, mapas conceptuales...que ayuden a leer y comprender el documento.</text:p>
      <text:list text:style-name="LFO30" text:continue-numbering="true">
        <text:list-item>
          <text:p text:style-name="P258"><text:span text:style-name="T259">Índices</text:span></text:p>
        </text:list-item>
      </text:list>
      <text:p text:style-name="Textbody">Además del índice de contenidos, ya incluido en la plantilla, se añadirá a continuación el índice de figuras, si fuera necesario.</text:p>
      <text:list text:style-name="LFO30" text:continue-numbering="true">
        <text:list-item>
          <text:p text:style-name="P260"><text:span text:style-name="T261">Redacción</text:span></text:p>
        </text:list-item>
      </text:list>
      <text:p text:style-name="Textbody">Se evitarán las mayúsculas, salvo en los títulos y poco más.</text:p>
      <text:p text:style-name="Textbody">No se emplearán formas personales (instalamos, seleccionamos...) en su lugar se utilizarán formas impersonales ( instalar, se instalará, seleccionar, se selecciona,...).</text:p>
      <text:p text:style-name="Textbody">Se evitará la voz pasiva (casi siempre traducción literal del inglés). En vez de: es desarrollado para cumplir... mejor: se desarrolla para cumplir...</text:p>
      <text:p text:style-name="Textbody">Se evitarán los párrafos largos.</text:p>
      <text:p text:style-name="Textbody">Se utilizarán las viñetas para facilitar la lectura del documento.</text:p>
      <text:soft-page-break/>
      <text:list text:style-name="LFO30" text:continue-numbering="true">
        <text:list-item>
          <text:p text:style-name="P262"><text:span text:style-name="T263">Format</text:span><text:span text:style-name="T264">o</text:span></text:p>
        </text:list-item>
      </text:list>
      <text:p text:style-name="Textbody">El documento se generará en formato pdf.</text:p>
      <text:list text:style-name="LFO30" text:continue-numbering="true">
        <text:list-item>
          <text:p text:style-name="P265"><text:span text:style-name="T266">Entrega</text:span></text:p>
        </text:list-item>
      </text:list>
      <text:p text:style-name="Textbody">Todo el material del módulo Proyecto (documentos, ficheros fuentes, herramientas...) se entregará en formato electrónico, en una <text:s/>carpeta comprimida:</text:p>
      <text:p text:style-name="Textbody"><text:s/><text:tab/><text:tab/><text:tab/><text:span text:style-name="T267">CICLO-CURSO-TITULO DEL PROYECTO</text:span></text:p>
      <text:p text:style-name="Textbody"><text:s text:c="19"/><text:s text:c="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Arial, Arial" style:font-name-asian="Arial, Arial" style:font-name-complex="Arial, Arial" fo:color="#000000" fo:font-size="12pt" style:font-size-asian="12pt" style:font-size-complex="12pt" fo:hyphenate="true"/>
    </style:style>
    <style:style style:name="Heading" style:display-name="Heading" style:family="paragraph" style:parent-style-name="Normal">
      <style:paragraph-properties fo:margin-top="0.0784in" fo:margin-bottom="0.157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hyphenate="false"/>
    </style:style>
    <style:style style:name="Textbody" style:display-name="Text body" style:family="paragraph" style:parent-style-name="Standard">
      <style:paragraph-properties fo:keep-together="always" fo:widows="0" fo:orphans="0" fo:text-align="justify" fo:margin-top="0.0784in" fo:margin-bottom="0.0826in"/>
      <style:text-properties style:font-name="Arial" style:font-name-asian="Arial" style:font-name-complex="Arial" fo:hyphenate="false"/>
    </style:style>
    <style:style style:name="Sangríadetextonormal" style:display-name="Sangría de texto normal" style:family="paragraph" style:parent-style-name="Normal">
      <style:paragraph-properties fo:text-align="justify" fo:margin-left="0.4916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text-properties fo:font-style="italic" style:font-style-asian="italic" style:font-style-complex="italic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style:font-name-asian="Tahoma" style:font-name-complex="Tahoma" fo:hyphenate="false"/>
    </style:style>
    <style:style style:name="Sangría2det.independiente" style:display-name="Sangría 2 de t. independiente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Normal">
      <style:paragraph-properties fo:text-indent="0.4916in"/>
      <style:text-properties fo:hyphenate="false"/>
    </style:style>
    <style:style style:name="Textoindependiente2" style:display-name="Texto independiente 2" style:family="paragraph" style:parent-style-name="Normal">
      <style:text-properties fo:font-weight="bold" style:font-weight-asian="bold" style:font-weight-complex="bold" fo:hyphenate="false"/>
    </style:style>
    <style:style style:name="Textoindependiente3" style:display-name="Texto independiente 3" style:family="paragraph" style:parent-style-name="Normal">
      <style:paragraph-properties fo:text-align="justify"/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line-height="150%"/>
      <style:text-properties style:font-name="Arial" style:font-name-asian="Arial" style:font-name-complex="Arial" fo:font-weight="bold" style:font-weight-asian="bold" style:font-weight-complex="bold" fo:hyphenate="false"/>
    </style:style>
    <style:style style:name="TDC2" style:display-name="TDC 2" style:family="paragraph" style:parent-style-name="Normal" style:next-style-name="Normal" style:auto-update="true">
      <style:paragraph-properties fo:line-height="150%" fo:margin-left="0.1652in">
        <style:tab-stops/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47in">
        <style:tab-stops>
          <style:tab-stop style:type="right" style:leader-style="dotted" style:leader-text="." style:position="6.4576in"/>
        </style:tab-stops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4" style:display-name="TD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Heading-3" style:display-name="Heading-3" style:family="paragraph" style:parent-style-name="Normal" style:auto-update="true">
      <style:paragraph-properties fo:widows="0" fo:orphans="0" fo:line-height="117%" fo:margin-left="1in">
        <style:tab-stops/>
      </style:paragraph-properties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 fo:margin-bottom="0.0395in"/>
      <style:text-properties style:font-name="Arial" style:font-name-asian="Arial" style:font-name-complex="Arial" fo:hyphenate="true"/>
    </style:style>
    <style:style style:name="Contents1" style:display-name="Contents 1" style:family="paragraph" style:parent-style-name="Index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Títulodeíndice" style:display-name="Título de índice" style:family="paragraph" style:parent-style-name="Normal" style:next-style-name="Contents1">
      <style:text-properties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1111in" fo:margin-bottom="0.1111in" style:line-height-at-least="0.2083in"/>
      <style:text-properties style:font-name="Verdana" style:font-name-asian="Verdana" style:font-name-complex="Verdana" fo:font-size="8pt" style:font-size-asian="8pt" style:font-size-complex="8pt" fo:language="es" fo:country="MX" style:language-asian="es" style:country-asian="MX" fo:hyphenate="fals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Normal">
      <style:paragraph-properties fo:text-align="justify"/>
      <style:text-properties style:language-asian="ar" style:country-asian="SA" fo:hyphenate="false"/>
    </style:style>
    <style:style style:name="western" style:display-name="western" style:family="paragraph" style:parent-style-name="Normal">
      <style:paragraph-properties fo:margin-top="0.0694in" fo:margin-bottom="0.0694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tru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tru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Pa12" style:display-name="Pa12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Pa6" style:display-name="Pa6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Times New Roman"/>
    </style:style>
    <style:style style:name="SangríadetextonormalCar" style:display-name="Sangría de texto normal Car" style:family="text" style:parent-style-name="Fuentedepárrafopredeter.">
      <style:text-properties fo:font-size="12pt" style:font-size-asian="12pt" style:font-size-complex="12pt"/>
    </style:style>
    <style:style style:name="TextoindependienteCar" style:display-name="Texto independiente Car" style:family="text" style:parent-style-name="Fuentedepárrafopredeter.">
      <style:text-properties fo:font-size="12pt" style:font-size-asian="12pt" style:font-size-complex="12pt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MapadeldocumentoCar" style:display-name="Mapa del documento Car" style:family="text" style:parent-style-name="Fuentedepárrafopredeter.">
      <style:text-properties fo:font-size="1pt" style:font-size-asian="1pt" style:font-size-complex="1pt"/>
    </style:style>
    <style:style style:name="Sangría2det.independienteCar" style:display-name="Sangría 2 de t. independiente Car" style:family="text" style:parent-style-name="Fuentedepárrafopredeter.">
      <style:text-properties fo:font-size="12pt" style:font-size-asian="12pt" style:font-size-complex="12pt"/>
    </style:style>
    <style:style style:name="Sangría3det.independienteCar" style:display-name="Sangría 3 de t. independiente Car" style:family="text" style:parent-style-name="Fuentedepárrafopredeter.">
      <style:text-properties fo:font-size="8pt" style:font-size-asian="8pt" style:font-size-complex="8pt"/>
    </style:style>
    <style:style style:name="Textoindependiente2Car" style:display-name="Texto independiente 2 Car" style:family="text" style:parent-style-name="Fuentedepárrafopredeter.">
      <style:text-properties fo:font-size="12pt" style:font-size-asian="12pt" style:font-size-complex="12pt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TextodegloboCar" style:display-name="Texto de globo Car" style:family="text" style:parent-style-name="Fuentedepárrafopredeter.">
      <style:text-properties fo:font-size="1pt" style:font-size-asian="1pt" style:font-size-complex="1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ódigoHTML" style:display-name="Código HTML" style:family="text" style:parent-style-name="Fuentedepárrafopredeter.">
      <style:text-properties style:font-name="Arial Unicode MS" style:font-name-asian="Times New Roman" style:font-name-complex="Arial Unicode MS" fo:font-size="10pt" style:font-size-asian="10pt" style:font-size-complex="10pt"/>
    </style:style>
    <style:style style:name="Internetlink" style:display-name="Internet link" style:family="text">
      <style:text-properties fo:font-weight="normal" style:font-weight-asian="normal" fo:color="#000080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11z0" style:display-name="WW8Num11z0" style:family="text">
      <style:text-properties style:font-name="Wingdings" style:font-name-asian="Wingdings" style:font-name-complex="Wingdings" fo:font-size="12pt" style:font-size-asian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 fo:font-size="12pt" style:font-size-asian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5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style:style style:name="RTF_Num51" style:display-name="RTF_Num 5 1" style:family="text">
      <style:text-properties style:font-name="Wingdings" style:font-name-asian="Wingdings" style:font-name-complex="Wingdings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="Wingdings" style:font-name-asian="Wingdings" style:font-name-complex="Wingdings"/>
    </style:style>
    <style:style style:name="RTF_Num62" style:display-name="RTF_Num 6 2" style:family="text">
      <style:text-properties style:font-name="Courier New" style:font-name-asian="Courier New" style:font-name-complex="Courier New"/>
    </style:style>
    <style:style style:name="RTF_Num63" style:display-name="RTF_Num 6 3" style:family="text">
      <style:text-properties style:font-name="Wingdings" style:font-name-asian="Wingdings" style:font-name-complex="Wingdings"/>
    </style:style>
    <style:style style:name="RTF_Num64" style:display-name="RTF_Num 6 4" style:family="text">
      <style:text-properties style:font-name="Symbol" style:font-name-asian="Symbol" style:font-name-complex="Symbol"/>
    </style:style>
    <style:style style:name="RTF_Num65" style:display-name="RTF_Num 6 5" style:family="text">
      <style:text-properties style:font-name="Courier New" style:font-name-asian="Courier New" style:font-name-complex="Courier New"/>
    </style:style>
    <style:style style:name="RTF_Num66" style:display-name="RTF_Num 6 6" style:family="text">
      <style:text-properties style:font-name="Wingdings" style:font-name-asian="Wingdings" style:font-name-complex="Wingdings"/>
    </style:style>
    <style:style style:name="RTF_Num67" style:display-name="RTF_Num 6 7" style:family="text">
      <style:text-properties style:font-name="Symbol" style:font-name-asian="Symbol" style:font-name-complex="Symbol"/>
    </style:style>
    <style:style style:name="RTF_Num68" style:display-name="RTF_Num 6 8" style:family="text">
      <style:text-properties style:font-name="Courier New" style:font-name-asian="Courier New" style:font-name-complex="Courier New"/>
    </style:style>
    <style:style style:name="RTF_Num69" style:display-name="RTF_Num 6 9" style:family="text">
      <style:text-properties style:font-name="Wingdings" style:font-name-asian="Wingdings" style:font-name-complex="Wingdings"/>
    </style:style>
    <style:style style:name="RTF_Num81" style:display-name="RTF_Num 8 1" style:family="text">
      <style:text-properties style:font-name="Symbol" style:font-name-asian="Symbol" style:font-name-complex="Symbol" style:use-window-font-color="true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71" style:display-name="RTF_Num 7 1" style:family="text">
      <style:text-properties style:font-name="Symbol" style:font-name-asian="Symbol" style:font-name-complex="Symbol" style:use-window-font-color="true"/>
    </style:style>
    <style:style style:name="RTF_Num72" style:display-name="RTF_Num 7 2" style:family="text">
      <style:text-properties style:font-name="Courier New" style:font-name-asian="Courier New" style:font-name-complex="Courier New"/>
    </style:style>
    <style:style style:name="RTF_Num73" style:display-name="RTF_Num 7 3" style:family="text">
      <style:text-properties style:font-name="Wingdings" style:font-name-asian="Wingdings" style:font-name-complex="Wingdings"/>
    </style:style>
    <style:style style:name="RTF_Num74" style:display-name="RTF_Num 7 4" style:family="text">
      <style:text-properties style:font-name="Symbol" style:font-name-asian="Symbol" style:font-name-complex="Symbol"/>
    </style:style>
    <style:style style:name="RTF_Num75" style:display-name="RTF_Num 7 5" style:family="text">
      <style:text-properties style:font-name="Courier New" style:font-name-asian="Courier New" style:font-name-complex="Courier New"/>
    </style:style>
    <style:style style:name="RTF_Num76" style:display-name="RTF_Num 7 6" style:family="text">
      <style:text-properties style:font-name="Wingdings" style:font-name-asian="Wingdings" style:font-name-complex="Wingdings"/>
    </style:style>
    <style:style style:name="RTF_Num77" style:display-name="RTF_Num 7 7" style:family="text">
      <style:text-properties style:font-name="Symbol" style:font-name-asian="Symbol" style:font-name-complex="Symbol"/>
    </style:style>
    <style:style style:name="RTF_Num78" style:display-name="RTF_Num 7 8" style:family="text">
      <style:text-properties style:font-name="Courier New" style:font-name-asian="Courier New" style:font-name-complex="Courier New"/>
    </style:style>
    <style:style style:name="RTF_Num79" style:display-name="RTF_Num 7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21" style:display-name="RTF_Num 2 1" style:family="text">
      <style:text-properties style:font-name-complex="Times New Roman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-complex="Times New Roman"/>
    </style:style>
    <style:style style:name="RTF_Num24" style:display-name="RTF_Num 2 4" style:family="text">
      <style:text-properties style:font-name-complex="Times New Roman"/>
    </style:style>
    <style:style style:name="RTF_Num25" style:display-name="RTF_Num 2 5" style:family="text">
      <style:text-properties style:font-name-complex="Times New Roman"/>
    </style:style>
    <style:style style:name="RTF_Num26" style:display-name="RTF_Num 2 6" style:family="text">
      <style:text-properties style:font-name-complex="Times New Roman"/>
    </style:style>
    <style:style style:name="RTF_Num27" style:display-name="RTF_Num 2 7" style:family="text">
      <style:text-properties style:font-name-complex="Times New Roman"/>
    </style:style>
    <style:style style:name="RTF_Num28" style:display-name="RTF_Num 2 8" style:family="text">
      <style:text-properties style:font-name-complex="Times New Roman"/>
    </style:style>
    <style:style style:name="RTF_Num29" style:display-name="RTF_Num 2 9" style:family="text">
      <style:text-properties style:font-name-complex="Times New Roman"/>
    </style:style>
    <style:style style:name="RTF_Num31" style:display-name="RTF_Num 3 1" style:family="text">
      <style:text-properties style:font-name-complex="Times New Roman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-complex="Times New Roman"/>
    </style:style>
    <style:style style:name="RTF_Num34" style:display-name="RTF_Num 3 4" style:family="text">
      <style:text-properties style:font-name-complex="Times New Roman"/>
    </style:style>
    <style:style style:name="RTF_Num35" style:display-name="RTF_Num 3 5" style:family="text">
      <style:text-properties style:font-name-complex="Times New Roman"/>
    </style:style>
    <style:style style:name="RTF_Num36" style:display-name="RTF_Num 3 6" style:family="text">
      <style:text-properties style:font-name-complex="Times New Roman"/>
    </style:style>
    <style:style style:name="RTF_Num37" style:display-name="RTF_Num 3 7" style:family="text">
      <style:text-properties style:font-name-complex="Times New Roman"/>
    </style:style>
    <style:style style:name="RTF_Num38" style:display-name="RTF_Num 3 8" style:family="text">
      <style:text-properties style:font-name-complex="Times New Roman"/>
    </style:style>
    <style:style style:name="RTF_Num39" style:display-name="RTF_Num 3 9" style:family="text">
      <style:text-properties style:font-name-complex="Times New Roman"/>
    </style:style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2" style:display-name="List 2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3" style:display-name="List 3">
      <text:list-level-style-bullet text:level="1" text:style-name="WW_CharLFO5LVL1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4" style:display-name="List 4">
      <text:list-level-style-bullet text:level="1" text:style-name="WW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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7LVL1" style:family="text">
      <style:text-properties style:font-name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11" style:display-name="WW8Num11">
      <text:list-level-style-bullet text:level="1" text:style-name="WW_CharLFO7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14" style:display-name="WW8Num14">
      <text:list-level-style-bullet text:level="1" text:style-name="WW_CharLFO8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Courier New" style:font-name-asian="Courier New" style:font-name-complex="Courier New"/>
    </style:style>
    <style:style style:name="WW_CharLFO9LVL3" style:family="text">
      <style:text-properties style:font-name="Wingdings" style:font-name-asian="Wingdings" style:font-name-complex="Wingdings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Courier New" style:font-name-asian="Courier New" style:font-name-complex="Courier New"/>
    </style:style>
    <style:style style:name="WW_CharLFO9LVL6" style:family="text">
      <style:text-properties style:font-name="Wingdings" style:font-name-asian="Wingdings" style:font-name-complex="Wingdings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Courier New" style:font-name-asian="Courier New" style:font-name-complex="Courier New"/>
    </style:style>
    <style:style style:name="WW_CharLFO9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Wingdings" style:font-name-asian="Wingdings" style:font-name-complex="Wingdings"/>
    </style:style>
    <style:style style:name="WW_CharLFO10LVL4" style:family="text">
      <style:text-properties style:font-name="Symbol" style:font-name-asian="Symbol" style:font-name-complex="Symbol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Wingdings" style:font-name-asian="Wingdings" style:font-name-complex="Wingdings"/>
    </style:style>
    <style:style style:name="WW_CharLFO10LVL7" style:family="text">
      <style:text-properties style:font-name="Symbol" style:font-name-asian="Symbol" style:font-name-complex="Symbol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Wingdings" style:font-name-asian="Wingdings" style:font-name-complex="Wingdings"/>
    </style:style>
    <text:list-style style:name="RTF_Num6" style:display-name="RTF_Num 6">
      <text:list-level-style-bullet text:level="1" text:style-name="WW_CharLFO1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asian="Symbol" style:font-name-complex="Symbol" style:use-window-font-color="true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asian="Symbol" style:font-name-complex="Symbol" style:use-window-font-color="true"/>
    </style:style>
    <style:style style:name="WW_CharLFO12LVL2" style:family="text">
      <style:text-properties style:font-name="Courier New" style:font-name-asian="Courier New" style:font-name-complex="Courier New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7" style:display-name="RTF_Num 7">
      <text:list-level-style-bullet text:level="1" text:style-name="WW_CharLFO1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4" style:display-name="RTF_Num 4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3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3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3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3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3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2" style:display-name="RTF_Num 2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4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4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4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3" style:display-name="RTF_Num 3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5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5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5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5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5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16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ableColumn3" style:family="table-column">
      <style:table-column-properties style:column-width="3.3958in" style:use-optimal-column-width="false"/>
    </style:style>
    <style:style style:name="TableColumn4" style:family="table-column">
      <style:table-column-properties style:column-width="3.3965in" style:use-optimal-column-width="false"/>
    </style:style>
    <style:style style:name="Table2" style:family="table">
      <style:table-properties style:width="6.7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Normal" style:family="paragraph">
      <style:paragraph-properties>
        <style:tab-stops>
          <style:tab-stop style:type="right" style:position="6.25in"/>
        </style:tab-stops>
      </style:paragraph-properties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Normal" style:family="paragraph">
      <style:paragraph-properties fo:text-align="end">
        <style:tab-stops>
          <style:tab-stop style:type="right" style:position="6.25in"/>
        </style:tab-stops>
      </style:paragraph-properties>
    </style:style>
    <style:style style:name="T10" style:parent-style-name="Fuentedepárrafopredeter." style:family="text">
      <style:text-properties fo:color="#FF0000"/>
    </style:style>
    <style:style style:name="TableColumn12" style:family="table-column">
      <style:table-column-properties style:column-width="2.2645in" style:use-optimal-column-width="false"/>
    </style:style>
    <style:style style:name="TableColumn13" style:family="table-column">
      <style:table-column-properties style:column-width="2.2638in" style:use-optimal-column-width="false"/>
    </style:style>
    <style:style style:name="TableColumn14" style:family="table-column">
      <style:table-column-properties style:column-width="2.2638in" style:use-optimal-column-width="false"/>
    </style:style>
    <style:style style:name="Table11" style:family="table">
      <style:table-properties style:width="6.792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Piedepágina" style:family="paragraph">
      <style:paragraph-properties fo:text-align="center"/>
    </style:style>
    <style:style style:name="T19" style:parent-style-name="Fuentedepárrafopredeter." style:family="text">
      <style:text-properties fo:color="#FF0000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Piedepágina" style:family="paragraph">
      <style:paragraph-properties fo:text-align="end"/>
    </style:style>
    <style:style style:name="P22" style:parent-style-name="Piedepágina" style:family="paragraph">
      <style:paragraph-properties fo:margin-left="0.0347in" fo:margin-right="0.25in"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NOMBRE DEL PROYECTO</text:p>
            </table:table-cell>
            <table:table-cell table:style-name="TableCell8">
              <text:p text:style-name="P9"><text:span text:style-name="T10">ASIR/DAW/DAM</text:span></text:p>
            </table:table-cell>
          </table:table-row>
        </table:table>
        <text:p text:style-name="Standard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iedepágina">I.E.S. Juan de la Cierva</text:p>
            </table:table-cell>
            <table:table-cell table:style-name="TableCell17">
              <text:p text:style-name="P18">Curso:<text:s/><text:span text:style-name="T19">2021/2022</text:span></text:p>
            </table:table-cell>
            <table:table-cell table:style-name="TableCell20">
              <text:p text:style-name="P21">Página<text:s/><text:page-number text:fixed="false">1</text:page-number><text:s/>de<text:s/><text:page-count>13</text:page-count></text:p>
            </table:table-cell>
          </table:table-row>
        </table:table>
        <text:p text:style-name="P2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OMBRE DEL MODULO</dc:title>
    <dc:subject>NOMBRE DEL CICLO</dc:subject>
    <meta:initial-creator>Departamento de informática</meta:initial-creator>
    <dc:creator>Ascen</dc:creator>
    <meta:creation-date>2022-10-18T11:50:00Z</meta:creation-date>
    <dc:date>2022-10-18T11:54:00Z</dc:date>
    <meta:template xlink:href="Normal.dotm" xlink:type="simple"/>
    <meta:editing-cycles>3</meta:editing-cycles>
    <meta:editing-duration>PT1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3" meta:paragraph-count="25" meta:word-count="1992" meta:character-count="12927" meta:row-count="91" meta:non-whitespace-character-count="10960"/>
  </office:meta>
</office:document-meta>
</file>